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4pt" fo:font-weight="bold" officeooo:rsid="001e1c8f" officeooo:paragraph-rsid="001e1c8f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Liberation Sans" fo:font-size="12pt" fo:font-weight="bold" officeooo:rsid="001e1c8f" officeooo:paragraph-rsid="001e1c8f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Liberation Sans" fo:font-size="12pt" fo:font-weight="normal" officeooo:rsid="001e1c8f" officeooo:paragraph-rsid="001e1c8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style:font-name="Liberation Sans" fo:font-size="12pt" fo:font-weight="normal" officeooo:rsid="001e1c8f" officeooo:paragraph-rsid="001e1c8f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4pt" fo:font-weight="bold" officeooo:rsid="001e1c8f" officeooo:paragraph-rsid="001e1c8f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1e27"/>
    </style:style>
    <style:style style:name="T4" style:family="text">
      <style:text-properties officeooo:rsid="0020ef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i Autorizador</text:p>
      <text:p text:style-name="P1"/>
      <text:p text:style-name="P5">Cenários</text:p>
      <text:p text:style-name="P5"/>
      <text:p text:style-name="P5">1 – Criação de cartões</text:p>
      <text:p text:style-name="P5"/>
      <text:p text:style-name="P3"><text:span text:style-name="T1">Dado</text:span> que eu como cliente quero criar um cartão</text:p>
      <text:p text:style-name="P3"><text:span text:style-name="T1">Quando</text:span> for solicitad<text:span text:style-name="T4">o</text:span> a criação de um novo cartão</text:p>
      <text:p text:style-name="P3"><text:span text:style-name="T1">Então</text:span> o saldo inicial será de R$ 500,00</text:p>
      <text:p text:style-name="P3"/>
      <text:p text:style-name="P3"><text:span text:style-name="T1">Dado</text:span> que eu como cliente quero criar um cartão</text:p>
      <text:p text:style-name="P3"><text:span text:style-name="T1">Quando</text:span> for solicitad<text:span text:style-name="T3">o</text:span> a criação de um novo cartão</text:p>
      <text:p text:style-name="P2">E <text:span text:style-name="T2">o número do cartão já existir</text:span></text:p>
      <text:p text:style-name="P3"><text:span text:style-name="T1">Então</text:span> o cartão não será criado</text:p>
      <text:p text:style-name="P2">E<text:span text:style-name="T2"> um erro será retornado</text:span></text:p>
      <text:p text:style-name="P3"/>
      <text:p text:style-name="P5">2 – Obtenção de saldo do cartão</text:p>
      <text:p text:style-name="P5"/>
      <text:p text:style-name="P3"><text:span text:style-name="T1">Dado</text:span> que eu como cliente quero obter o saldo do cartão </text:p>
      <text:p text:style-name="P3"><text:span text:style-name="T1">Quando</text:span> buscar os dados do cartão</text:p>
      <text:p text:style-name="P3"><text:span text:style-name="T1">Então</text:span> o saldo do cartão será retornado</text:p>
      <text:p text:style-name="P3"/>
      <text:p text:style-name="P3"><text:span text:style-name="T1">Dado</text:span> que eu como cliente quero obter o saldo do cartão </text:p>
      <text:p text:style-name="P3"><text:span text:style-name="T1">Quando</text:span> buscar os dados do cartão</text:p>
      <text:p text:style-name="P3"><text:span text:style-name="T1">E</text:span> o número do cartão não existir</text:p>
      <text:p text:style-name="P4"><text:span text:style-name="T1">Então</text:span> será retornado um erro</text:p>
      <text:p text:style-name="P4"/>
      <text:p text:style-name="P5">3 – Autorização de Transações</text:p>
      <text:p text:style-name="P5"/>
      <text:p text:style-name="P3"><text:span text:style-name="T1">Dado </text:span>que eu como cliente quero realizar uma transação</text:p>
      <text:p text:style-name="P2">Quando<text:span text:style-name="T2"> solicitar a autorização da transação</text:span></text:p>
      <text:p text:style-name="P3"><text:span text:style-name="T1">E</text:span> o número do cartão não existir</text:p>
      <text:p text:style-name="P4"><text:span text:style-name="T1">Então</text:span> a transação não será autorizada</text:p>
      <text:p text:style-name="P4"><text:span text:style-name="T1">E </text:span>será retornado um erro</text:p>
      <text:p text:style-name="P4"><text:span text:style-name="T2"/></text:p>
      <text:p text:style-name="P3"><text:span text:style-name="T1">Dado </text:span>que eu como cliente quero realizar uma transação</text:p>
      <text:p text:style-name="P2">Quando<text:span text:style-name="T2"> solicitar a autorização da transação</text:span></text:p>
      <text:p text:style-name="P3"><text:span text:style-name="T1">E</text:span> a senha do cartão for incorreta</text:p>
      <text:p text:style-name="P4"><text:span text:style-name="T1">Então</text:span> a transação não será autorizada</text:p>
      <text:p text:style-name="P4"><text:span text:style-name="T1">E </text:span>será retornado um erro</text:p>
      <text:p text:style-name="P4"><text:span text:style-name="T2"/></text:p>
      <text:p text:style-name="P3"><text:span text:style-name="T1">Dado </text:span>que eu como cliente quero realizar uma transação</text:p>
      <text:p text:style-name="P2">Quando<text:span text:style-name="T2"> solicitar a autorização da transação</text:span></text:p>
      <text:p text:style-name="P3"><text:span text:style-name="T1">E</text:span> o cartão não possuir saldo disponível</text:p>
      <text:p text:style-name="P4"><text:span text:style-name="T1">Então</text:span> a transação não será autorizada</text:p>
      <text:p text:style-name="P4"><text:span text:style-name="T1">E </text:span>será retornado um erro</text:p>
      <text:p text:style-name="P4"/>
      <text:p text:style-name="P3"><text:span text:style-name="T1">Dado </text:span>que eu como cliente quero realizar uma transação</text:p>
      <text:p text:style-name="P2">Quando<text:span text:style-name="T2"> solicitar a autorização da transação</text:span></text:p>
      <text:p text:style-name="P3"><text:soft-page-break/><text:span text:style-name="T1">E</text:span><text:span text:style-name="T2"> o número do cartão existir</text:span></text:p>
      <text:p text:style-name="P3"><text:span text:style-name="T1">E</text:span> a senha do cartão estiver correta</text:p>
      <text:p text:style-name="P3"><text:span text:style-name="T1">E</text:span> o cartão possuir saldo disponível</text:p>
      <text:p text:style-name="P4"><text:span text:style-name="T1">Então</text:span> a transação será autorizad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erif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erif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5:55:24.164729368</meta:creation-date>
    <dc:date>2023-07-30T17:14:05.743099156</dc:date>
    <meta:editing-duration>PT1H18M41S</meta:editing-duration>
    <meta:editing-cycles>3</meta:editing-cycles>
    <meta:generator>LibreOffice/7.5.5.2$Linux_X86_64 LibreOffice_project/ca8fe7424262805f223b9a2334bc7181abbcbf5e</meta:generator>
    <meta:document-statistic meta:table-count="0" meta:image-count="0" meta:object-count="0" meta:page-count="2" meta:paragraph-count="41" meta:word-count="270" meta:character-count="1494" meta:non-whitespace-character-count="1260"/>
  </office:meta>
</office:document-meta>
</file>